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text-properties fo:color="#000000" style:font-name="Arial1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">
      <style:paragraph-properties fo:margin-top="0.25in" fo:margin-bottom="0.0555in"/>
    </style:style>
    <style:style style:name="P7" style:family="paragraph" style:parent-style-name="Standard" style:list-style-name="">
      <style:paragraph-properties fo:margin-top="0.25in" fo:margin-bottom="0.0555in"/>
      <style:text-properties fo:font-weight="normal" style:font-weight-asian="normal" style:font-weight-complex="normal"/>
    </style:style>
    <style:style style:name="T1" style:family="text">
      <style:text-properties fo:color="#000000" style:font-name="Times New Roman" fo:font-size="11pt" style:font-size-asian="11pt" style:font-name-complex="Times New Roman1" style:font-size-complex="11pt"/>
    </style:style>
    <style:style style:name="T2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4" style:family="text">
      <style:text-properties fo:color="#000000" style:font-name="Arial1" fo:font-size="11pt" style:font-size-asian="11pt" style:font-name-complex="Arial2" style:font-size-complex="11pt"/>
    </style:style>
    <style:style style:name="T5" style:family="text">
      <style:text-properties fo:color="#000000" style:font-name="Arial1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ff00ff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h text:style-name="P6" text:outline-level="2"><text:span text:style-name="T5">SQL Query</text:span></text:h>
      <text:p text:style-name="P1"><text:span text:style-name="T7">DECLARE</text:span><text:span text:style-name="T6"> @stream_date_i </text:span><text:span text:style-name="T7">date</text:span><text:span text:style-name="T6"> </text:span><text:span text:style-name="T8">=</text:span><text:span text:style-name="T6"> </text:span><text:span text:style-name="T9">'2017-01-01'</text:span><text:span text:style-name="T8">;</text:span></text:p>
      <text:p text:style-name="P1"><text:span text:style-name="T7">DECLARE</text:span><text:span text:style-name="T6"> @stream_date_f </text:span><text:span text:style-name="T7">date</text:span><text:span text:style-name="T6"> </text:span><text:span text:style-name="T8">=</text:span><text:span text:style-name="T6"> </text:span><text:span text:style-name="T9">'2017-01-31'</text:span><text:span text:style-name="T8">;</text:span></text:p>
      <text:p text:style-name="P1"><text:span text:style-name="T7">DECLARE</text:span><text:span text:style-name="T6"> @rank_limit </text:span><text:span text:style-name="T7">int</text:span><text:span text:style-name="T8">=</text:span><text:span text:style-name="T6">20</text:span><text:span text:style-name="T8">;</text:span></text:p>
      <text:p text:style-name="P2"/>
      <text:p text:style-name="P1"><text:span text:style-name="T7">SELECT</text:span><text:span text:style-name="T6"> <text:s/>ss</text:span><text:span text:style-name="T8">.</text:span><text:span text:style-name="T6">video_rank</text:span><text:span text:style-name="T8">,</text:span><text:span text:style-name="T6"> vi</text:span><text:span text:style-name="T8">.</text:span><text:span text:style-name="T6">title</text:span><text:span text:style-name="T8">,</text:span><text:span text:style-name="T6"> ss</text:span><text:span text:style-name="T8">.</text:span><text:span text:style-name="T6">video_streams</text:span><text:span text:style-name="T8">,</text:span><text:span text:style-name="T6">ss</text:span><text:span text:style-name="T8">.</text:span><text:span text:style-name="T6">strDate</text:span><text:span text:style-name="T8">,</text:span><text:span text:style-name="T6"> su</text:span><text:span text:style-name="T8">.</text:span><text:span text:style-name="T6">id</text:span><text:span text:style-name="T8">,</text:span><text:span text:style-name="T6"> <text:s/>su</text:span><text:span text:style-name="T8">.</text:span><text:span text:style-name="T6">firstname </text:span><text:span text:style-name="T8">,</text:span><text:span text:style-name="T6"> su</text:span><text:span text:style-name="T8">.</text:span><text:span text:style-name="T6">lastname </text:span></text:p>
      <text:p text:style-name="P4">FROM</text:p>
      <text:p text:style-name="P5">(</text:p>
      <text:p text:style-name="P1"><text:span text:style-name="T6"><text:tab/></text:span><text:span text:style-name="T7">SELECT</text:span><text:span text:style-name="T6"> subscriber_id</text:span><text:span text:style-name="T8">,</text:span><text:span text:style-name="T6"> video_id</text:span><text:span text:style-name="T8">,</text:span><text:span text:style-name="T6"> </text:span><text:span text:style-name="T10">COUNT</text:span><text:span text:style-name="T8">(</text:span><text:span text:style-name="T6">video_id</text:span><text:span text:style-name="T8">)</text:span><text:span text:style-name="T6"> video_streams </text:span><text:span text:style-name="T8">,</text:span></text:p>
      <text:p text:style-name="P1"><text:span text:style-name="T6"><text:tab/></text:span><text:span text:style-name="T10">CONCAT</text:span><text:span text:style-name="T8">(</text:span><text:span text:style-name="T10">DATEPART</text:span><text:span text:style-name="T8">(</text:span><text:span text:style-name="T10">month</text:span><text:span text:style-name="T8">,</text:span><text:span text:style-name="T6"> streaming_date</text:span><text:span text:style-name="T8">)</text:span><text:span text:style-name="T6"> </text:span><text:span text:style-name="T8">,</text:span><text:span text:style-name="T9">'/'</text:span><text:span text:style-name="T8">,</text:span><text:span text:style-name="T6"> </text:span><text:span text:style-name="T10">DATEPART</text:span><text:span text:style-name="T8">(</text:span><text:span text:style-name="T10">year</text:span><text:span text:style-name="T8">,</text:span><text:span text:style-name="T6"> streaming_date</text:span><text:span text:style-name="T8">))</text:span><text:span text:style-name="T7">as</text:span><text:span text:style-name="T6"> strDate</text:span><text:span text:style-name="T8">,</text:span></text:p>
      <text:p text:style-name="P1"><text:span text:style-name="T6"><text:tab/></text:span><text:span text:style-name="T10">ROW_NUMBER</text:span><text:span text:style-name="T8">()</text:span><text:span text:style-name="T7">OVER</text:span><text:span text:style-name="T8">(</text:span><text:span text:style-name="T7">PARTITION</text:span><text:span text:style-name="T6"> </text:span><text:span text:style-name="T7">BY</text:span><text:span text:style-name="T6"> subscriber_id </text:span><text:span text:style-name="T7">ORDER</text:span><text:span text:style-name="T6"> </text:span><text:span text:style-name="T7">BY</text:span><text:span text:style-name="T6"> subscriber_id</text:span><text:span text:style-name="T8">,</text:span><text:span text:style-name="T10">COUNT</text:span><text:span text:style-name="T8">(</text:span><text:span text:style-name="T6">video_id</text:span><text:span text:style-name="T8">)</text:span><text:span text:style-name="T6"> </text:span><text:span text:style-name="T7">desc</text:span><text:span text:style-name="T8">)</text:span><text:span text:style-name="T6"> </text:span><text:span text:style-name="T7">as</text:span><text:span text:style-name="T6"> video_rank</text:span></text:p>
      <text:p text:style-name="P1"><text:span text:style-name="T6"><text:tab/></text:span><text:span text:style-name="T7">FROM</text:span><text:span text:style-name="T6"> tvsSubscribersStreaming</text:span></text:p>
      <text:p text:style-name="P1"><text:span text:style-name="T6"><text:tab/></text:span><text:span text:style-name="T7">WHERE</text:span><text:span text:style-name="T6"> streaming_date </text:span><text:span text:style-name="T8">between</text:span><text:span text:style-name="T6"> <text:s/>@stream_date_i </text:span><text:span text:style-name="T8">and</text:span><text:span text:style-name="T6"> @stream_date_f</text:span></text:p>
      <text:p text:style-name="P1"><text:span text:style-name="T6"><text:tab/></text:span><text:span text:style-name="T7">GROUP</text:span><text:span text:style-name="T6"> </text:span><text:span text:style-name="T7">BY</text:span><text:span text:style-name="T6"> subscriber_id</text:span><text:span text:style-name="T8">,</text:span><text:span text:style-name="T6">video_id</text:span><text:span text:style-name="T8">,</text:span><text:span text:style-name="T10">CONCAT</text:span><text:span text:style-name="T8">(</text:span><text:span text:style-name="T10">DATEPART</text:span><text:span text:style-name="T8">(</text:span><text:span text:style-name="T10">month</text:span><text:span text:style-name="T8">,</text:span><text:span text:style-name="T6"> streaming_date</text:span><text:span text:style-name="T8">)</text:span><text:span text:style-name="T6"> </text:span><text:span text:style-name="T8">,</text:span><text:span text:style-name="T9">'/'</text:span><text:span text:style-name="T8">,</text:span><text:span text:style-name="T6"> </text:span><text:span text:style-name="T10">DATEPART</text:span><text:span text:style-name="T8">(</text:span><text:span text:style-name="T10">year</text:span><text:span text:style-name="T8">,</text:span><text:span text:style-name="T6"> streaming_date</text:span><text:span text:style-name="T8">))</text:span></text:p>
      <text:p text:style-name="P1"><text:span text:style-name="T8">)</text:span><text:span text:style-name="T6"> </text:span><text:span text:style-name="T7">AS</text:span><text:span text:style-name="T6"> ss </text:span></text:p>
      <text:p text:style-name="P1"><text:span text:style-name="T8">INNER</text:span><text:span text:style-name="T6"> </text:span><text:span text:style-name="T8">JOIN</text:span><text:span text:style-name="T6"> tvssubscribers su </text:span></text:p>
      <text:p text:style-name="P1"><text:span text:style-name="T6"><text:tab/></text:span><text:span text:style-name="T7">ON</text:span><text:span text:style-name="T6"> ss</text:span><text:span text:style-name="T8">.</text:span><text:span text:style-name="T6">subscriber_id </text:span><text:span text:style-name="T8">=</text:span><text:span text:style-name="T6"> su</text:span><text:span text:style-name="T8">.</text:span><text:span text:style-name="T6">id</text:span></text:p>
      <text:p text:style-name="P1"><text:span text:style-name="T8">INNER</text:span><text:span text:style-name="T6"> </text:span><text:span text:style-name="T8">JOIN</text:span><text:span text:style-name="T6"> tvsvideos vi</text:span></text:p>
      <text:p text:style-name="P1"><text:span text:style-name="T6"><text:tab/></text:span><text:span text:style-name="T7">ON</text:span><text:span text:style-name="T6"> ss</text:span><text:span text:style-name="T8">.</text:span><text:span text:style-name="T6">video_id </text:span><text:span text:style-name="T8">=</text:span><text:span text:style-name="T6"> vi</text:span><text:span text:style-name="T8">.</text:span><text:span text:style-name="T6">id</text:span></text:p>
      <text:p text:style-name="P1"><text:span text:style-name="T7">WHERE</text:span><text:span text:style-name="T6"> video_rank</text:span><text:span text:style-name="T8">&lt;=</text:span><text:span text:style-name="T6">@rank_limit</text:span></text:p>
      <text:p text:style-name="P1"><text:span text:style-name="T7">ORDER</text:span><text:span text:style-name="T6"> </text:span><text:span text:style-name="T7">BY</text:span><text:span text:style-name="T6"> ss</text:span><text:span text:style-name="T8">.</text:span><text:span text:style-name="T6">subscriber_id</text:span><text:span text:style-name="T8">,</text:span><text:span text:style-name="T6">video_rank </text:span></text:p>
      <text:p text:style-name="P1"><text:span text:style-name="T8"/></text:p>
      <text:h text:style-name="P6" text:outline-level="2"><text:span text:style-name="T5">Algorithm</text:span></text:h>
      <text:h text:style-name="P7" text:outline-level="2"><text:span text:style-name="T2">Note </text:span><text:span text:style-name="T3">: expiration_date = invoice_date + given_days</text:span></text:h>
      <text:p text:style-name="Standard"><text:span text:style-name="T1">Function sendCancellationNotice(read </text:span><text:span text:style-name="T4">invoices_subscribers_List</text:span><text:span text:style-name="T1">){</text:span></text:p>
      <text:p text:style-name="Standard"><text:span text:style-name="T1"><text:tab/>for each </text:span><text:span text:style-name="T4">invoices_subscribers</text:span><text:span text:style-name="T1">{</text:span></text:p>
      <text:p text:style-name="Standard"><text:span text:style-name="T1"><text:tab/><text:tab/>if invoice expiration_date &lt;=current_date{</text:span></text:p>
      <text:p text:style-name="Standard"><text:span text:style-name="T1"><text:tab/><text:tab/><text:tab/>add to </text:span><text:span text:style-name="T4">cancellation notice{</text:span></text:p>
      <text:p text:style-name="Standard"><text:span text:style-name="T4"><text:tab/><text:tab/><text:tab/><text:tab/>insert information into </text:span><text:span text:style-name="T6">tvsSubsribersCancellations</text:span></text:p>
      <text:p text:style-name="Standard"><text:span text:style-name="T4"><text:tab/><text:tab/><text:tab/>}</text:span></text:p>
      <text:p text:style-name="Standard"><text:span text:style-name="T1"><text:tab/><text:tab/>}</text:span></text:p>
      <text:p text:style-name="Standard"><text:span text:style-name="T1"><text:tab/><text:tab/>else{</text:span></text:p>
      <text:p text:style-name="Standard"><text:span text:style-name="T1"><text:tab/><text:tab/><text:tab/>move to next </text:span><text:span text:style-name="T4">invoices_subscribers</text:span><text:span text:style-name="T1"><text:tab/></text:span></text:p>
      <text:p text:style-name="Standard"><text:span text:style-name="T1"><text:tab/><text:tab/>}</text:span></text:p>
      <text:p text:style-name="Standard"><text:span text:style-name="T1"><text:tab/></text:span></text:p>
      <text:p text:style-name="Standard"><text:span text:style-name="T1"><text:tab/>}</text:span></text:p>
      <text:p text:style-name="Standard"><text:span text:style-name="T1"/></text:p>
      <text:p text:style-name="Standard"><text:span text:style-name="T1">}<text:tab/><text:tab/></text:span></text:p>
      <text:p text:style-name="Standard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y Rodríguez</meta:initial-creator>
    <meta:creation-date>2017-10-12T19:51:02.47</meta:creation-date>
    <dc:date>2017-10-13T02:23:27.50</dc:date>
    <dc:creator>Aury Rodríguez</dc:creator>
    <meta:editing-duration>PT2H58M45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35" meta:word-count="121" meta:character-count="1200"/>
  </office:meta>
</office:document-meta>
</file>